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C0000004E2F0C56C178B033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f7d57" officeooo:paragraph-rsid="000f7d57" style:font-style-asian="normal" style:font-weight-asian="bold" style:font-style-complex="normal" style:font-weight-complex="bold"/>
    </style:style>
    <style:style style:name="P2" style:family="paragraph" style:parent-style-name="Standard" style:list-style-name="L1">
      <style:text-properties officeooo:rsid="000f7d57" officeooo:paragraph-rsid="0015ae8e"/>
    </style:style>
    <style:style style:name="P3" style:family="paragraph" style:parent-style-name="Standard" style:list-style-name="L1">
      <style:text-properties officeooo:rsid="0013f436" officeooo:paragraph-rsid="0015ae8e"/>
    </style:style>
    <style:style style:name="P4" style:family="paragraph" style:parent-style-name="Standard" style:list-style-name="L1">
      <style:text-properties officeooo:rsid="0015ae8e" officeooo:paragraph-rsid="0015ae8e"/>
    </style:style>
    <style:style style:name="P5" style:family="paragraph" style:parent-style-name="Standard">
      <style:text-properties officeooo:rsid="0015ae8e" officeooo:paragraph-rsid="0013f436"/>
    </style:style>
    <style:style style:name="P6" style:family="paragraph" style:parent-style-name="Standard">
      <style:text-properties style:text-underline-style="solid" style:text-underline-width="auto" style:text-underline-color="font-color" officeooo:rsid="0015ae8e" officeooo:paragraph-rsid="0015ae8e"/>
    </style:style>
    <style:style style:name="P7" style:family="paragraph" style:parent-style-name="Standard">
      <style:text-properties style:text-underline-style="solid" style:text-underline-width="auto" style:text-underline-color="font-color" officeooo:rsid="0015b23e" officeooo:paragraph-rsid="0015b2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1 : LEXICAL ANALYZER USING C</text:p>
      <text:list xml:id="list3099835386" text:style-name="L1">
        <text:list-item>
          <text:p text:style-name="P2">Start</text:p>
        </text:list-item>
        <text:list-item>
          <text:p text:style-name="P3">while ( ch != EOF ) do</text:p>
          <text:list>
            <text:list-item>
              <text:p text:style-name="P3">if ( ch = # ) then</text:p>
              <text:list>
                <text:list-item>
                  <text:p text:style-name="P3">while ( ch != &gt; ) read the string into str array</text:p>
                </text:list-item>
                <text:list-item>
                  <text:p text:style-name="P3">print “ header file ”</text:p>
                </text:list-item>
              </text:list>
            </text:list-item>
            <text:list-item>
              <text:p text:style-name="P3">else if ( ch = + | - | * | / ) then </text:p>
              <text:list>
                <text:list-item>
                  <text:p text:style-name="P3">print “ operator ”</text:p>
                </text:list-item>
              </text:list>
            </text:list-item>
            <text:list-item>
              <text:p text:style-name="P3">else if ( ch = % | : | ( | ) | { | } | [ | ] | ; | , | ? | @ | “ ) then</text:p>
              <text:list>
                <text:list-item>
                  <text:p text:style-name="P3">print “ special symbol ”</text:p>
                </text:list-item>
                <text:list-item>
                  <text:p text:style-name="P3">if ( ch = “ ) then</text:p>
                  <text:list>
                    <text:list-item>
                      <text:p text:style-name="P3">while ( ch != “ ) read the string into str array</text:p>
                    </text:list-item>
                    <text:list-item>
                      <text:p text:style-name="P3">print “ string ”</text:p>
                    </text:list-item>
                  </text:list>
                </text:list-item>
              </text:list>
            </text:list-item>
            <text:list-item>
              <text:p text:style-name="P3">else if ( isdigit( ch ) ) then</text:p>
              <text:list>
                <text:list-item>
                  <text:p text:style-name="P3">print “ digit ”</text:p>
                </text:list-item>
              </text:list>
            </text:list-item>
            <text:list-item>
              <text:p text:style-name="P4">else if ( isalpha( ch ) ) then</text:p>
              <text:list>
                <text:list-item>
                  <text:p text:style-name="P4">while ( isalnum( ch ) read the string into str array</text:p>
                </text:list-item>
                <text:list-item>
                  <text:p text:style-name="P4">flag = 0</text:p>
                </text:list-item>
                <text:list-item>
                  <text:p text:style-name="P4">for i=0 to 32 do </text:p>
                  <text:list>
                    <text:list-item>
                      <text:p text:style-name="P4">if ( str = keyword[i] ) then </text:p>
                      <text:list>
                        <text:list-item>
                          <text:p text:style-name="P4">flag = 1</text:p>
                        </text:list-item>
                        <text:list-item>
                          <text:p text:style-name="P4">break</text:p>
                        </text:list-item>
                      </text:list>
                    </text:list-item>
                  </text:list>
                </text:list-item>
                <text:list-item>
                  <text:p text:style-name="P4">if ( flag = 1 ) then print “ keyword ”</text:p>
                </text:list-item>
                <text:list-item>
                  <text:p text:style-name="P4">else print “ identifier ”</text:p>
                </text:list-item>
              </text:list>
            </text:list-item>
            <text:list-item>
              <text:p text:style-name="P4">end while</text:p>
            </text:list-item>
          </text:list>
        </text:list-item>
        <text:list-item>
          <text:p text:style-name="P4">Stop</text:p>
        </text:list-item>
      </text:list>
      <text:p text:style-name="P5"/>
      <text:p text:style-name="Standard"/>
      <text:p text:style-name="P6">Lexical Analyzer code ( C )</text:p>
      <text:p text:style-name="Standard">#include &lt;stdio.h&gt;</text:p>
      <text:p text:style-name="Standard">#include &lt;ctype.h&gt;</text:p>
      <text:p text:style-name="Standard">#include &lt;string.h&gt;</text:p>
      <text:p text:style-name="Standard"/>
      <text:p text:style-name="Standard">int main(){</text:p>
      <text:p text:style-name="Standard"><text:s text:c="4"/>FILE *input = fopen("input.c", "r");</text:p>
      <text:p text:style-name="Standard"><text:s text:c="4"/>FILE *output = fopen("output.txt", "w");</text:p>
      <text:p text:style-name="Standard"><text:s text:c="4"/>char ch, str[20];</text:p>
      <text:p text:style-name="Standard"><text:s text:c="4"/>int i, flag = 0;</text:p>
      <text:p text:style-name="Standard"><text:s text:c="4"/>char keyword[32][32] = {"auto", "break", "case", "char", "const", "continue", "default", "do", "double", "else", "enum", "extern", "float", "for", "goto", "if", "int", "long", "register", "return", "short", "signed", "sizeof", "static", "struct", "switch", "typedef", "union", "unsigned", "void", "volatile", "while"};</text:p>
      <text:p text:style-name="Standard"><text:s text:c="4"/>fprintf(output, "token\tlexeme\n--------------\n");</text:p>
      <text:p text:style-name="Standard"/>
      <text:p text:style-name="Standard"><text:s text:c="4"/>while((ch = fgetc(input)) != EOF){</text:p>
      <text:p text:style-name="Standard"><text:s text:c="8"/>if(ch == '#'){</text:p>
      <text:p text:style-name="Standard"><text:s text:c="12"/>i = 0;</text:p>
      <text:p text:style-name="Standard"><text:s text:c="12"/>str[i] = ch;</text:p>
      <text:p text:style-name="Standard"><text:s text:c="12"/>ch = fgetc(input);</text:p>
      <text:p text:style-name="Standard"/>
      <text:p text:style-name="Standard"><text:s text:c="12"/>while(ch != '&gt;'){</text:p>
      <text:p text:style-name="Standard"><text:s text:c="16"/>i++;</text:p>
      <text:p text:style-name="Standard"><text:soft-page-break/><text:s text:c="16"/>str[i] = ch;</text:p>
      <text:p text:style-name="Standard"><text:s text:c="16"/>ch = fgetc(input);</text:p>
      <text:p text:style-name="Standard"><text:s text:c="12"/>}</text:p>
      <text:p text:style-name="Standard"><text:s text:c="12"/>str[i+1] = '&gt;';</text:p>
      <text:p text:style-name="Standard"><text:s text:c="12"/>fprintf(output, "%s\theader file\n", str);</text:p>
      <text:p text:style-name="Standard"><text:s text:c="12"/>str[i+2] = '\0';</text:p>
      <text:p text:style-name="Standard"><text:s text:c="8"/>}else if(ch == '+' || ch == '-' || ch == '*' || ch == '/' || ch == '=' || ch == '&lt;' || ch == '&gt;'){</text:p>
      <text:p text:style-name="Standard"><text:s text:c="12"/>fprintf(output, "%c\toperator\n", ch);</text:p>
      <text:p text:style-name="Standard"><text:s text:c="8"/>}else if (ch == '%' || ch == ':' || ch == '(' || ch == ')' || ch == '[' || ch == ']' || ch == '{' || ch == '}' || ch == ';' || ch == ',' || ch == '?' || ch == '@' || ch == '"'){</text:p>
      <text:p text:style-name="Standard"><text:s text:c="12"/>fprintf(output, "%c\tspecial symbol\n", ch);</text:p>
      <text:p text:style-name="Standard"/>
      <text:p text:style-name="Standard"><text:s text:c="12"/>if(ch == '"'){</text:p>
      <text:p text:style-name="Standard"><text:s text:c="16"/>i = 0;</text:p>
      <text:p text:style-name="Standard"><text:s text:c="16"/>ch = fgetc(input);</text:p>
      <text:p text:style-name="Standard"/>
      <text:p text:style-name="Standard"><text:s text:c="16"/>while(ch != '"'){</text:p>
      <text:p text:style-name="Standard"><text:s text:c="20"/>str[i] = ch;</text:p>
      <text:p text:style-name="Standard"><text:s text:c="20"/>i++;</text:p>
      <text:p text:style-name="Standard"><text:s text:c="20"/>ch = fgetc(input);</text:p>
      <text:p text:style-name="Standard"><text:s text:c="16"/>}</text:p>
      <text:p text:style-name="Standard"><text:s text:c="16"/>str[i] = '\0';</text:p>
      <text:p text:style-name="Standard"><text:s text:c="16"/>fprintf(output, "%s\tstring\n", str);</text:p>
      <text:p text:style-name="Standard"><text:s text:c="12"/>}</text:p>
      <text:p text:style-name="Standard"><text:s text:c="8"/>}else if(isdigit(ch)){</text:p>
      <text:p text:style-name="Standard"><text:s text:c="12"/>fprintf(output, "%c\tdigit\n", ch);</text:p>
      <text:p text:style-name="Standard"><text:s text:c="8"/>}else if(isalpha(ch)){</text:p>
      <text:p text:style-name="Standard"><text:s text:c="12"/>i = 0;</text:p>
      <text:p text:style-name="Standard"><text:s text:c="12"/>str[i] = ch;</text:p>
      <text:p text:style-name="Standard"><text:s text:c="12"/>ch = fgetc(input);</text:p>
      <text:p text:style-name="Standard"/>
      <text:p text:style-name="Standard"><text:s text:c="12"/>while(isalnum(ch) &amp;&amp; i &lt; 19){</text:p>
      <text:p text:style-name="Standard"><text:s text:c="16"/>i++;</text:p>
      <text:p text:style-name="Standard"><text:s text:c="16"/>str[i] = ch;</text:p>
      <text:p text:style-name="Standard"><text:s text:c="16"/>ch = fgetc(input);</text:p>
      <text:p text:style-name="Standard"><text:s text:c="12"/>}</text:p>
      <text:p text:style-name="Standard"><text:s text:c="12"/>str[i + 1] = '\0';</text:p>
      <text:p text:style-name="Standard"><text:s text:c="12"/>flag = 0;</text:p>
      <text:p text:style-name="Standard"/>
      <text:p text:style-name="Standard"><text:s text:c="12"/>for(i = 0; i &lt; 32; i++){</text:p>
      <text:p text:style-name="Standard"><text:s text:c="16"/>if(strcmp(str, keyword[i]) == 0){</text:p>
      <text:p text:style-name="Standard"><text:s text:c="20"/>flag = 1;</text:p>
      <text:p text:style-name="Standard"><text:s text:c="20"/>break;</text:p>
      <text:p text:style-name="Standard"><text:s text:c="16"/>}</text:p>
      <text:p text:style-name="Standard"><text:s text:c="12"/>}</text:p>
      <text:p text:style-name="Standard"/>
      <text:p text:style-name="Standard"><text:s text:c="12"/>if(flag == 1){</text:p>
      <text:p text:style-name="Standard"><text:s text:c="16"/>fprintf(output, "%s\tkeyword\n", str);</text:p>
      <text:p text:style-name="Standard"><text:s text:c="12"/>}else{</text:p>
      <text:p text:style-name="Standard"><text:s text:c="16"/>fprintf(output, "%s\tidentifier\n", str);</text:p>
      <text:p text:style-name="Standard"><text:s text:c="12"/>}</text:p>
      <text:p text:style-name="Standard"><text:s text:c="8"/>}</text:p>
      <text:p text:style-name="Standard"><text:soft-page-break/><text:s text:c="4"/>}</text:p>
      <text:p text:style-name="Standard"/>
      <text:p text:style-name="Standard"><text:tab/>printf("output file created successfully\n");</text:p>
      <text:p text:style-name="Standard"><text:s text:c="4"/>fclose(input);</text:p>
      <text:p text:style-name="Standard"><text:s text:c="4"/>fclose(output);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P7">input.c</text:p>
      <text:p text:style-name="Standard">#include&lt;stdio.h&gt;</text:p>
      <text:p text:style-name="Standard">#include&lt;stdlib.h&gt;</text:p>
      <text:p text:style-name="Standard">int main(){</text:p>
      <text:p text:style-name="Standard"><text:s text:c="4"/>int num1=5,num2=10;</text:p>
      <text:p text:style-name="Standard"><text:s text:c="4"/>int sum=num1+num2;</text:p>
      <text:p text:style-name="Standard"><text:s text:c="4"/>printf("sum = %d\n",sum);</text:p>
      <text:p text:style-name="Standard"><text:s text:c="4"/>return 0;</text:p>
      <text:p text:style-name="Standard">}</text:p>
      <text:p text:style-name="Standard"/>
      <text:p text:style-name="P7">output.txt</text:p>
      <text:p text:style-name="Standard">token<text:tab/>lexeme</text:p>
      <text:p text:style-name="Standard">--------------</text:p>
      <text:p text:style-name="Standard">#include&lt;stdio.h&gt;<text:tab/>header file</text:p>
      <text:p text:style-name="Standard">#include&lt;stdlib.h&gt;<text:tab/>header file</text:p>
      <text:p text:style-name="Standard">int<text:tab/>keyword</text:p>
      <text:p text:style-name="Standard">main<text:tab/>identifier</text:p>
      <text:p text:style-name="Standard">)<text:tab/>special symbol</text:p>
      <text:p text:style-name="Standard">{<text:tab/>special symbol</text:p>
      <text:p text:style-name="Standard">int<text:tab/>keyword</text:p>
      <text:p text:style-name="Standard">num1<text:tab/>identifier</text:p>
      <text:p text:style-name="Standard">5<text:tab/>digit</text:p>
      <text:p text:style-name="Standard">,<text:tab/>special symbol</text:p>
      <text:p text:style-name="Standard">num2<text:tab/>identifier</text:p>
      <text:p text:style-name="Standard">1<text:tab/>digit</text:p>
      <text:p text:style-name="Standard">0<text:tab/>digit</text:p>
      <text:p text:style-name="Standard">;<text:tab/>special symbol</text:p>
      <text:p text:style-name="Standard">int<text:tab/>keyword</text:p>
      <text:p text:style-name="Standard">sum<text:tab/>identifier</text:p>
      <text:p text:style-name="Standard">num1<text:tab/>identifier</text:p>
      <text:p text:style-name="Standard">num2<text:tab/>identifier</text:p>
      <text:p text:style-name="Standard">printf<text:tab/>identifier</text:p>
      <text:p text:style-name="Standard">"<text:tab/>special symbol</text:p>
      <text:p text:style-name="Standard">sum = %d\n<text:tab/>string</text:p>
      <text:p text:style-name="Standard">,<text:tab/>special symbol</text:p>
      <text:p text:style-name="Standard">sum<text:tab/>identifier</text:p>
      <text:p text:style-name="Standard">;<text:tab/>special symbol</text:p>
      <text:p text:style-name="Standard">return<text:tab/>keyword</text:p>
      <text:p text:style-name="Standard">0<text:tab/>digit</text:p>
      <text:p text:style-name="Standard">;<text:tab/>special symbol</text:p>
      <text:p text:style-name="Standard">}<text:tab/>special symbol</text:p>
      <text:p text:style-name="Standard"/>
      <text:p text:style-name="P7"><draw:frame draw:style-name="fr1" draw:name="Image1" text:anchor-type="char" svg:x="0.159cm" svg:y="0.667cm" svg:width="17cm" svg:height="1.409cm" draw:z-index="0"><draw:image xlink:href="Pictures/10000000000003AC0000004E2F0C56C178B0338C.png" xlink:type="simple" xlink:show="embed" xlink:actuate="onLoad" draw:mime-type="image/png"/></draw:frame><text:soft-page-break/>outpu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7:09:57.745353566</meta:creation-date>
    <dc:date>2023-12-13T11:10:01.411809206</dc:date>
    <meta:editing-duration>PT9M4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4" meta:paragraph-count="137" meta:word-count="598" meta:character-count="3788" meta:non-whitespace-character-count="2585"/>
  </office:meta>
</office:document-meta>
</file>